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text-properties fo:font-size="11pt" fo:background-color="#ffff00" style:font-size-asian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5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6" style:family="paragraph" style:parent-style-name="Normale_20__28_Web_29_">
      <style:paragraph-properties fo:margin-top="0cm" fo:margin-bottom="0cm" style:contextual-spacing="false" fo:text-align="end" style:justify-single-word="false"/>
      <style:text-properties fo:font-size="11pt" style:font-size-asian="11pt" style:font-size-complex="11pt" style:font-weight-complex="bold"/>
    </style:style>
    <style:style style:name="P17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6pt" fo:font-style="italic" fo:font-weight="bold" style:font-size-asian="16pt" style:font-style-asian="italic" style:font-weight-asian="bold"/>
    </style:style>
    <style:style style:name="T13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7"><text:span text:style-name="Car._20_predefinito_20_paragrafo"><text:span text:style-name="T6">Al Sig. </text:span></text:span></text:p>
            <text:p text:style-name="P17"><text:span text:style-name="Car._20_predefinito_20_paragrafo"><text:span text:style-name="T6">[richiedente.nominativo;block=tbs:row]</text:span></text:span></text:p>
            <text:p text:style-name="P17"><text:span text:style-name="Car._20_predefinito_20_paragrafo"><text:span text:style-name="T6">[richiedente.indirizzo]</text:span></text:span></text:p>
            <text:p text:style-name="P17"><text:span text:style-name="Car._20_predefinito_20_paragrafo"><text:span text:style-name="T6">[richiedente.cap] [richiedente.comune] ([richiedente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8">[progettisti.nominativo;block=tbs:row]</text:p>
            <text:p text:style-name="P18">[progettisti.indirizzo]</text:p>
            <text:p text:style-name="P18">[progettisti.cap] [progettisti.comune] ([progettisti.prov])</text:p>
            <text:p text:style-name="P18"/>
          </table:table-cell>
        </table:table-row>
        <table:table-row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6"><text:span text:style-name="T6">e</text:span> p.c.</text:p>
          </table:table-cell>
          <table:table-cell table:style-name="Tabella3.A1" office:value-type="string">
            <text:p text:style-name="P9">All'Ufficio Amministrativo del Settore Pianificazione Territoriale per il rilascio della concessione di suolo pubblico</text:p>
            <text:p text:style-name="P19">SEDE</text:p>
            <text:p text:style-name="P10"/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<text:s/>relativa alla realizzazione di <text:span text:style-name="T7">dehor</text:span> presso [ubicazione].</text:p>
          </table:table-cell>
        </table:table-row>
      </table:table>
      <text:p text:style-name="P13"/>
      <text:p text:style-name="P13"/>
      <text:p text:style-name="P13">Con riferimento alla Sua denuncia datata [onload.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3">Copia di tali pareri vengono allegati alla presente nota.</text:p>
      <text:p text:style-name="P13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4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5">La presente è indirizzata, con allegata copia del progetto e dei pareri acquisiti, anche all'ufficio Amministrativo di questo Settore per gli aspetti di competenza e per il rilascio della concessione di suolo pubblico. </text:p>
      <text:p text:style-name="P13">Distinti saluti.</text:p>
      <text:p text:style-name="P13"><text:s/></text:p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onload.istruttore_tecnico]</text:p>
          </table:table-cell>
          <table:table-cell table:style-name="Tabella5.A1" office:value-type="string">
            <text:p text:style-name="Normale"/>
          </table:table-cell>
        </table:table-row>
        <text:soft-page-break/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2:54:00.233000000</dc:date>
    <meta:print-date>1998-05-22T16:21:00Z</meta:print-date>
    <meta:editing-cycles>5</meta:editing-cycles>
    <meta:editing-duration>PT22M21S</meta:editing-duration>
    <meta:document-statistic meta:table-count="5" meta:image-count="0" meta:object-count="1" meta:page-count="2" meta:paragraph-count="41" meta:word-count="246" meta:character-count="1921" meta:non-whitespace-character-count="1697"/>
    <meta:template xlink:type="simple" xlink:actuate="onRequest" xlink:title="" xlink:href="./DEHOR%20revoca%20sospensione%20dia%20dopo%20pareri%20.dot"/>
  </office:meta>
</office:document-meta>
</file>